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12-0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08-01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3-04-05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12-08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8-03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996" calcext:value-type="float">
            <text:p>14.91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3592" calcext:value-type="float">
            <text:p>15.0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8936" calcext:value-type="float">
            <text:p>15.1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5032" calcext:value-type="float">
            <text:p>15.11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7704" calcext:value-type="float">
            <text:p>15.1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2592" calcext:value-type="float">
            <text:p>14.6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2008" calcext:value-type="float">
            <text:p>14.54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57248" calcext:value-type="float">
            <text:p>14.5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0296" calcext:value-type="float">
            <text:p>14.56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1256" calcext:value-type="float">
            <text:p>14.62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45056" calcext:value-type="float">
            <text:p>14.54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84096" calcext:value-type="float">
            <text:p>14.4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90192" calcext:value-type="float">
            <text:p>14.4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9816" calcext:value-type="float">
            <text:p>14.5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5912" calcext:value-type="float">
            <text:p>14.5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2488" calcext:value-type="float">
            <text:p>14.5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468" calcext:value-type="float">
            <text:p>14.5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516" calcext:value-type="float">
            <text:p>14.6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6976" calcext:value-type="float">
            <text:p>14.66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12112" calcext:value-type="float">
            <text:p>14.6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78584" calcext:value-type="float">
            <text:p>14.5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3072" calcext:value-type="float">
            <text:p>14.6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136" calcext:value-type="float">
            <text:p>14.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4304" calcext:value-type="float">
            <text:p>14.62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9544" calcext:value-type="float">
            <text:p>14.63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6016" calcext:value-type="float">
            <text:p>14.6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27352" calcext:value-type="float">
            <text:p>14.6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564" calcext:value-type="float">
            <text:p>14.6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4784" calcext:value-type="float">
            <text:p>14.6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2696" calcext:value-type="float">
            <text:p>14.71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6704" calcext:value-type="float">
            <text:p>14.7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6808" calcext:value-type="float">
            <text:p>14.84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4032" calcext:value-type="float">
            <text:p>14.7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8416" calcext:value-type="float">
            <text:p>14.7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0232" calcext:value-type="float">
            <text:p>14.81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2424" calcext:value-type="float">
            <text:p>14.82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1464" calcext:value-type="float">
            <text:p>14.7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64512" calcext:value-type="float">
            <text:p>14.7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6328" calcext:value-type="float">
            <text:p>14.81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5952" calcext:value-type="float">
            <text:p>14.85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0336" calcext:value-type="float">
            <text:p>14.88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26056" calcext:value-type="float">
            <text:p>14.92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7392" calcext:value-type="float">
            <text:p>14.94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3216" calcext:value-type="float">
            <text:p>15.0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5888" calcext:value-type="float">
            <text:p>15.10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26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7976" calcext:value-type="float">
            <text:p>15.04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9312" calcext:value-type="float">
            <text:p>15.06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0752" calcext:value-type="float">
            <text:p>15.16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6472" calcext:value-type="float">
            <text:p>15.2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6096" calcext:value-type="float">
            <text:p>15.2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88768" calcext:value-type="float">
            <text:p>15.28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0104" calcext:value-type="float">
            <text:p>15.3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0312" calcext:value-type="float">
            <text:p>15.45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384" calcext:value-type="float">
            <text:p>15.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3568" calcext:value-type="float">
            <text:p>15.5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9184" calcext:value-type="float">
            <text:p>15.56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6616" calcext:value-type="float">
            <text:p>15.59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0352" calcext:value-type="float">
            <text:p>15.7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1208" calcext:value-type="float">
            <text:p>15.76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1688" calcext:value-type="float">
            <text:p>15.7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8976" calcext:value-type="float">
            <text:p>15.4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1672" calcext:value-type="float">
            <text:p>14.9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7768" calcext:value-type="float">
            <text:p>14.90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5576" calcext:value-type="float">
            <text:p>14.8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44344" calcext:value-type="float">
            <text:p>14.94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6536" calcext:value-type="float">
            <text:p>14.95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1776" calcext:value-type="float">
            <text:p>14.9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8248" calcext:value-type="float">
            <text:p>14.93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8832" calcext:value-type="float">
            <text:p>15.0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712" calcext:value-type="float">
            <text:p>15.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5408" calcext:value-type="float">
            <text:p>15.0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3968" calcext:value-type="float">
            <text:p>14.9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3112" calcext:value-type="float">
            <text:p>14.9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7496" calcext:value-type="float">
            <text:p>15.0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664" calcext:value-type="float">
            <text:p>15.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1024" calcext:value-type="float">
            <text:p>15.05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6264" calcext:value-type="float">
            <text:p>15.06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0648" calcext:value-type="float">
            <text:p>15.09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0284" calcext:value-type="float">
            <text:p>15.1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38" calcext:value-type="float">
            <text:p>15.1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2944" calcext:value-type="float">
            <text:p>15.1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1984" calcext:value-type="float">
            <text:p>15.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568" calcext:value-type="float">
            <text:p>14.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044" calcext:value-type="float">
            <text:p>14.9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9616" calcext:value-type="float">
            <text:p>14.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2256" calcext:value-type="float">
            <text:p>15.00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5304" calcext:value-type="float">
            <text:p>15.0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0544" calcext:value-type="float">
            <text:p>15.02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4928" calcext:value-type="float">
            <text:p>15.04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7236" calcext:value-type="float">
            <text:p>15.0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4552" calcext:value-type="float">
            <text:p>15.08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3696" calcext:value-type="float">
            <text:p>15.0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99792" calcext:value-type="float">
            <text:p>15.09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0272" calcext:value-type="float">
            <text:p>15.1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9896" calcext:value-type="float">
            <text:p>15.1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2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2464" calcext:value-type="float">
            <text:p>15.14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856" calcext:value-type="float">
            <text:p>15.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4656" calcext:value-type="float">
            <text:p>15.1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82088" calcext:value-type="float">
            <text:p>15.1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1232" calcext:value-type="float">
            <text:p>15.1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0376" calcext:value-type="float">
            <text:p>15.20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952" calcext:value-type="float">
            <text:p>15.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428" calcext:value-type="float">
            <text:p>15.1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5616" calcext:value-type="float">
            <text:p>15.2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476" calcext:value-type="float">
            <text:p>15.2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3048" calcext:value-type="float">
            <text:p>15.2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9624" calcext:value-type="float">
            <text:p>15.27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62" calcext:value-type="float">
            <text:p>15.31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8392" calcext:value-type="float">
            <text:p>15.3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668" calcext:value-type="float">
            <text:p>15.3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9352" calcext:value-type="float">
            <text:p>15.38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9832" calcext:value-type="float">
            <text:p>15.41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4216" calcext:value-type="float">
            <text:p>15.4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7848" calcext:value-type="float">
            <text:p>15.54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576" calcext:value-type="float">
            <text:p>15.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0624" calcext:value-type="float">
            <text:p>15.6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816" calcext:value-type="float">
            <text:p>15.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5656" calcext:value-type="float">
            <text:p>15.53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0144" calcext:value-type="float">
            <text:p>15.6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2816" calcext:value-type="float">
            <text:p>15.6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0416" calcext:value-type="float">
            <text:p>15.5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524" calcext:value-type="float">
            <text:p>15.2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4384" calcext:value-type="float">
            <text:p>15.2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4488" calcext:value-type="float">
            <text:p>15.3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4968" calcext:value-type="float">
            <text:p>15.36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0688" calcext:value-type="float">
            <text:p>15.41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68016" calcext:value-type="float">
            <text:p>15.36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9936" calcext:value-type="float">
            <text:p>15.4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2232" calcext:value-type="float">
            <text:p>15.57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7368" calcext:value-type="float">
            <text:p>15.51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3944" calcext:value-type="float">
            <text:p>15.55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9456" calcext:value-type="float">
            <text:p>15.4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86888" calcext:value-type="float">
            <text:p>15.48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9664" calcext:value-type="float">
            <text:p>15.5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7576" calcext:value-type="float">
            <text:p>15.6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3776" calcext:value-type="float">
            <text:p>15.7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2336" calcext:value-type="float">
            <text:p>15.6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1244" calcext:value-type="float">
            <text:p>15.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5112" calcext:value-type="float">
            <text:p>15.7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5216" calcext:value-type="float">
            <text:p>15.8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8848" calcext:value-type="float">
            <text:p>15.9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9288" calcext:value-type="float">
            <text:p>15.6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004" calcext:value-type="float">
            <text:p>15.5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9052" calcext:value-type="float">
            <text:p>15.59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3192" calcext:value-type="float">
            <text:p>15.6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64256" calcext:value-type="float">
            <text:p>15.76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0248" calcext:value-type="float">
            <text:p>15.7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34" calcext:value-type="float">
            <text:p>15.7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1312" calcext:value-type="float">
            <text:p>15.8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4736" calcext:value-type="float">
            <text:p>15.7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148" calcext:value-type="float">
            <text:p>15.6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9392" calcext:value-type="float">
            <text:p>15.7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52064" calcext:value-type="float">
            <text:p>15.7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6072" calcext:value-type="float">
            <text:p>15.8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7032" calcext:value-type="float">
            <text:p>15.87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9328" calcext:value-type="float">
            <text:p>15.9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1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6296" calcext:value-type="float">
            <text:p>16.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2168" calcext:value-type="float">
            <text:p>15.8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0832" calcext:value-type="float">
            <text:p>15.8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55696" calcext:value-type="float">
            <text:p>15.8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89808" calcext:value-type="float">
            <text:p>15.9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53232" calcext:value-type="float">
            <text:p>15.95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9912" calcext:value-type="float">
            <text:p>16.0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1144" calcext:value-type="float">
            <text:p>16.0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41624" calcext:value-type="float">
            <text:p>16.0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05632" calcext:value-type="float">
            <text:p>16.1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0872" calcext:value-type="float">
            <text:p>16.1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81832" calcext:value-type="float">
            <text:p>16.1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0768" calcext:value-type="float">
            <text:p>16.0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34944" calcext:value-type="float">
            <text:p>15.9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2" calcext:value-type="float">
            <text:p>16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388" calcext:value-type="float">
            <text:p>15.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83128" calcext:value-type="float">
            <text:p>15.88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8056" calcext:value-type="float">
            <text:p>15.68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4904" calcext:value-type="float">
            <text:p>15.6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76448" calcext:value-type="float">
            <text:p>15.77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6824" calcext:value-type="float">
            <text:p>15.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1856" calcext:value-type="float">
            <text:p>15.6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2712" calcext:value-type="float">
            <text:p>15.6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5384" calcext:value-type="float">
            <text:p>15.6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3296" calcext:value-type="float">
            <text:p>15.70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85592" calcext:value-type="float">
            <text:p>15.7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37408" calcext:value-type="float">
            <text:p>15.83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7512" calcext:value-type="float">
            <text:p>15.90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65424" calcext:value-type="float">
            <text:p>15.9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9432" calcext:value-type="float">
            <text:p>16.0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53816" calcext:value-type="float">
            <text:p>16.0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258" calcext:value-type="float">
            <text:p>15.9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0288" calcext:value-type="float">
            <text:p>16.0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4568" calcext:value-type="float">
            <text:p>15.9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1724" calcext:value-type="float">
            <text:p>16.0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08096" calcext:value-type="float">
            <text:p>16.0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6552" calcext:value-type="float">
            <text:p>15.8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13024" calcext:value-type="float">
            <text:p>15.8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9768" calcext:value-type="float">
            <text:p>15.6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4048" calcext:value-type="float">
            <text:p>15.6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5008" calcext:value-type="float">
            <text:p>15.6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63672" calcext:value-type="float">
            <text:p>15.6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27096" calcext:value-type="float">
            <text:p>15.6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73656" calcext:value-type="float">
            <text:p>14.7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7936" calcext:value-type="float">
            <text:p>14.72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0024" calcext:value-type="float">
            <text:p>14.6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7456" calcext:value-type="float">
            <text:p>14.69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63928" calcext:value-type="float">
            <text:p>14.6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48688" calcext:value-type="float">
            <text:p>14.6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7832" calcext:value-type="float">
            <text:p>14.65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88312" calcext:value-type="float">
            <text:p>14.68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5744" calcext:value-type="float">
            <text:p>14.7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55368" calcext:value-type="float">
            <text:p>14.75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4888" calcext:value-type="float">
            <text:p>14.7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3708" calcext:value-type="float">
            <text:p>14.73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91944" calcext:value-type="float">
            <text:p>14.79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52904" calcext:value-type="float">
            <text:p>14.85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7288" calcext:value-type="float">
            <text:p>14.8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3864" calcext:value-type="float">
            <text:p>14.9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8092" calcext:value-type="float">
            <text:p>14.98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08352" calcext:value-type="float">
            <text:p>15.00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2736" calcext:value-type="float">
            <text:p>15.03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35784" calcext:value-type="float">
            <text:p>15.03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1504" calcext:value-type="float">
            <text:p>15.0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332" calcext:value-type="float">
            <text:p>15.13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75992" calcext:value-type="float">
            <text:p>15.1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5344" calcext:value-type="float">
            <text:p>15.32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2192" calcext:value-type="float">
            <text:p>15.2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67432" calcext:value-type="float">
            <text:p>15.2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3736" calcext:value-type="float">
            <text:p>15.4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048" calcext:value-type="float">
            <text:p>15.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0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7912" calcext:value-type="float">
            <text:p>15.29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22296" calcext:value-type="float">
            <text:p>15.3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9728" calcext:value-type="float">
            <text:p>15.34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764" calcext:value-type="float">
            <text:p>15.4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2504" calcext:value-type="float">
            <text:p>15.46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6032" calcext:value-type="float">
            <text:p>15.4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08808" calcext:value-type="float">
            <text:p>15.6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3624" calcext:value-type="float">
            <text:p>15.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75864" calcext:value-type="float">
            <text:p>15.6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9872" calcext:value-type="float">
            <text:p>15.7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6928" calcext:value-type="float">
            <text:p>15.80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01416" calcext:value-type="float">
            <text:p>15.9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28264" calcext:value-type="float">
            <text:p>15.82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5072" calcext:value-type="float">
            <text:p>15.4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2128" calcext:value-type="float">
            <text:p>15.5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6992" calcext:value-type="float">
            <text:p>15.5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6576" calcext:value-type="float">
            <text:p>15.27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1816" calcext:value-type="float">
            <text:p>15.2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3152" calcext:value-type="float">
            <text:p>15.31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40584" calcext:value-type="float">
            <text:p>15.34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1064" calcext:value-type="float">
            <text:p>15.37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01544" calcext:value-type="float">
            <text:p>15.40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32024" calcext:value-type="float">
            <text:p>15.43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1648" calcext:value-type="float">
            <text:p>15.47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6512" calcext:value-type="float">
            <text:p>15.52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6136" calcext:value-type="float">
            <text:p>15.5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55824" calcext:value-type="float">
            <text:p>15.3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7716" calcext:value-type="float">
            <text:p>15.3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24" calcext:value-type="float">
            <text:p>15.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686" calcext:value-type="float">
            <text:p>15.4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1432" calcext:value-type="float">
            <text:p>15.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4696" calcext:value-type="float">
            <text:p>15.47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41168" calcext:value-type="float">
            <text:p>15.4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6408" calcext:value-type="float">
            <text:p>15.45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77744" calcext:value-type="float">
            <text:p>15.4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8224" calcext:value-type="float">
            <text:p>15.5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23464" calcext:value-type="float">
            <text:p>15.5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1752" calcext:value-type="float">
            <text:p>15.5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1376" calcext:value-type="float">
            <text:p>15.5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17952" calcext:value-type="float">
            <text:p>15.6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48432" calcext:value-type="float">
            <text:p>15.6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8196" calcext:value-type="float">
            <text:p>15.6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2768" calcext:value-type="float">
            <text:p>15.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97784" calcext:value-type="float">
            <text:p>15.7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30728" calcext:value-type="float">
            <text:p>15.7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4424" calcext:value-type="float">
            <text:p>15.5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3408" calcext:value-type="float">
            <text:p>1.61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040175" calcext:value-type="float">
            <text:p>1.69040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741187096774" calcext:value-type="float">
            <text:p>1.8574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90184" calcext:value-type="float">
            <text:p>1.84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699587096774" calcext:value-type="float">
            <text:p>1.57699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64903225807" calcext:value-type="float">
            <text:p>1.45664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67793548387" calcext:value-type="float">
            <text:p>1.84767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645677419355" calcext:value-type="float">
            <text:p>2.3764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5332" calcext:value-type="float">
            <text:p>2.2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106575" calcext:value-type="float">
            <text:p>2.43106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28024" calcext:value-type="float">
            <text:p>2.1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04944516129" calcext:value-type="float">
            <text:p>1.94049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57131034483" calcext:value-type="float">
            <text:p>2.048571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9315" calcext:value-type="float">
            <text:p>2.1189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47425" calcext:value-type="float">
            <text:p>2.27047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57703225806" calcext:value-type="float">
            <text:p>2.40457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06967741935" calcext:value-type="float">
            <text:p>2.48706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96696774194" calcext:value-type="float">
            <text:p>1.94796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63096774194" calcext:value-type="float">
            <text:p>1.54563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09238709677" calcext:value-type="float">
            <text:p>1.62409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340980645161" calcext:value-type="float">
            <text:p>1.69340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220125" calcext:value-type="float">
            <text:p>2.37220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1344" calcext:value-type="float">
            <text:p>2.1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104412903226" calcext:value-type="float">
            <text:p>1.7910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856714285714" calcext:value-type="float">
            <text:p>1.59856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30425" calcext:value-type="float">
            <text:p>1.483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808361290323" calcext:value-type="float">
            <text:p>1.3080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10096" calcext:value-type="float">
            <text:p>1.93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545677419355" calcext:value-type="float">
            <text:p>1.9954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78064516129" calcext:value-type="float">
            <text:p>1.62478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442812903226" calcext:value-type="float">
            <text:p>1.4344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644077419355" calcext:value-type="float">
            <text:p>1.48644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9448" calcext:value-type="float">
            <text:p>1.6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918225" calcext:value-type="float">
            <text:p>1.8391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1984" calcext:value-type="float">
            <text:p>1.511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410428571429" calcext:value-type="float">
            <text:p>1.81410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73457142857" calcext:value-type="float">
            <text:p>1.74073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701" calcext:value-type="float">
            <text:p>2.1797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97625806452" calcext:value-type="float">
            <text:p>2.30497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52656" calcext:value-type="float">
            <text:p>2.45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40335483871" calcext:value-type="float">
            <text:p>2.1334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38606451613" calcext:value-type="float">
            <text:p>1.7123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452619354839" calcext:value-type="float">
            <text:p>1.60452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606425806452" calcext:value-type="float">
            <text:p>1.86606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2072" calcext:value-type="float">
            <text:p>1.8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810425" calcext:value-type="float">
            <text:p>2.3581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83504" calcext:value-type="float">
            <text:p>1.83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26864516129" calcext:value-type="float">
            <text:p>2.4812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973571428571" calcext:value-type="float">
            <text:p>2.23973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70025" calcext:value-type="float">
            <text:p>2.1737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332722580645" calcext:value-type="float">
            <text:p>2.75332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8872" calcext:value-type="float">
            <text:p>2.6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004877419355" calcext:value-type="float">
            <text:p>2.1600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56567741936" calcext:value-type="float">
            <text:p>1.5025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140283870968" calcext:value-type="float">
            <text:p>1.71140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475019354839" calcext:value-type="float">
            <text:p>2.6347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867716129032" calcext:value-type="float">
            <text:p>2.7386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12224516129" calcext:value-type="float">
            <text:p>2.4312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90616" calcext:value-type="float">
            <text:p>1.83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701858064516" calcext:value-type="float">
            <text:p>1.8570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33820689655" calcext:value-type="float">
            <text:p>1.786338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10145" calcext:value-type="float">
            <text:p>2.0210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11432258064" calcext:value-type="float">
            <text:p>2.414114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22968" calcext:value-type="float">
            <text:p>2.22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021109677419" calcext:value-type="float">
            <text:p>1.91021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05352" calcext:value-type="float">
            <text:p>1.64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5138" calcext:value-type="float">
            <text:p>1.485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848180645161" calcext:value-type="float">
            <text:p>1.88848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284" calcext:value-type="float">
            <text:p>2.4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66193548387" calcext:value-type="float">
            <text:p>2.1006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17006451613" calcext:value-type="float">
            <text:p>1.8891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36335483871" calcext:value-type="float">
            <text:p>1.8133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736541935484" calcext:value-type="float">
            <text:p>1.9773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366942857143" calcext:value-type="float">
            <text:p>2.25366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44376" calcext:value-type="float">
            <text:p>2.4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384877419355" calcext:value-type="float">
            <text:p>2.0838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27776" calcext:value-type="float">
            <text:p>1.85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18475" calcext:value-type="float">
            <text:p>2.2401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250116129032" calcext:value-type="float">
            <text:p>2.0925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13048" calcext:value-type="float">
            <text:p>1.65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673574193548" calcext:value-type="float">
            <text:p>1.4867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26815483871" calcext:value-type="float">
            <text:p>1.3726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974348387097" calcext:value-type="float">
            <text:p>1.33974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433657142857" calcext:value-type="float">
            <text:p>1.60433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90529032258" calcext:value-type="float">
            <text:p>1.81090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5332" calcext:value-type="float">
            <text:p>2.27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21264" calcext:value-type="float">
            <text:p>2.332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913496774194" calcext:value-type="float">
            <text:p>2.1491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72128" calcext:value-type="float">
            <text:p>1.67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60725" calcext:value-type="float">
            <text:p>1.42960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8568" calcext:value-type="float">
            <text:p>2.1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48144516129" calcext:value-type="float">
            <text:p>2.2148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236283870968" calcext:value-type="float">
            <text:p>1.77236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192903225807" calcext:value-type="float">
            <text:p>1.791929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75228571429" calcext:value-type="float">
            <text:p>2.42675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99225806452" calcext:value-type="float">
            <text:p>2.43299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020475" calcext:value-type="float">
            <text:p>2.4002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64624" calcext:value-type="float">
            <text:p>2.22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20688" calcext:value-type="float">
            <text:p>1.922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9708" calcext:value-type="float">
            <text:p>3.7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6756" calcext:value-type="float">
            <text:p>1.47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8844" calcext:value-type="float">
            <text:p>1.41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1244" calcext:value-type="float">
            <text:p>1.57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7252" calcext:value-type="float">
            <text:p>2.3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4932" calcext:value-type="float">
            <text:p>2.88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9272" calcext:value-type="float">
            <text:p>3.3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034" calcext:value-type="float">
            <text:p>2.7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546" calcext:value-type="float">
            <text:p>1.7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9028" calcext:value-type="float">
            <text:p>2.1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8172" calcext:value-type="float">
            <text:p>2.1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61025003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948" meta:object-count="0"/>
    <meta:user-defined meta:name="AppVersion">3.0</meta:user-defined>
  </office:meta>
</office:document-meta>
</file>